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pplicationWorkbenchWindowAdvisor.ApplicationWorkbenchWindowAdvisor( IWorkbenchWindowConfigurer configur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WorkbenchWindowAdvisor.createActionBarAdvisor( IActionBarConfigurer configur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WorkbenchWindowAdvisor.preWindowOp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